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1.816cm" svg:x="3.794cm" svg:y="17.318cm">
          <text:p text:style-name="P2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4.445cm" svg:height="0.762cm" svg:x="1.262cm" svg:y="5.478cm">
          <text:p text:style-name="P3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445cm" svg:height="1.09cm" svg:x="1.632cm" svg:y="14.308cm">
          <text:p text:style-name="P3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8cm" svg:y1="2.778cm" svg:x2="5.318cm" svg:y2="5.445cm">
          <text:p/>
        </draw:line>
        <draw:line draw:style-name="gr8" draw:text-style-name="P4" draw:layer="layout" svg:x1="5.321cm" svg:y1="6.342cm" svg:x2="5.318cm" svg:y2="8.493cm">
          <text:p/>
        </draw:line>
        <draw:custom-shape draw:style-name="gr9" draw:text-style-name="P3" draw:layer="layout" svg:width="4.445cm" svg:height="0.762cm" svg:x="1.362cm" svg:y="8.643cm">
          <text:p text:style-name="P3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9cm" svg:y1="9.442cm" svg:x2="5.318cm" svg:y2="14.208cm">
          <text:p/>
        </draw:line>
        <draw:line draw:style-name="gr8" draw:text-style-name="P4" draw:layer="layout" svg:x1="5.318cm" svg:y1="15.383cm" svg:x2="5.318cm" svg:y2="17.637cm">
          <text:p/>
        </draw:line>
        <draw:custom-shape draw:style-name="gr10" draw:text-style-name="P3" draw:layer="layout" svg:width="3.81cm" svg:height="0.762cm" svg:x="7.904cm" svg:y="2.878cm">
          <text:p text:style-name="P3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cm" svg:height="0.762cm" svg:x="7.904cm" svg:y="3.894cm">
          <text:p text:style-name="P3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445cm" svg:height="0.762cm" svg:x="1.254cm" svg:y="2.143cm">
          <text:p text:style-name="P3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5.08cm" svg:height="2.54cm" svg:x="7.3cm" svg:y="16.875cm">
          <text:p text:style-name="P1"><text:span text:style-name="T1">Docker container:</text:span></text:p>
          <text:p text:style-name="P1"><text:span text:style-name="T1">dpage/pgadmin4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445cm" svg:height="1.016cm" svg:x="7.554cm" svg:y="17.964cm">
          <text:p text:style-name="P3"><text:span text:style-name="T2">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4" draw:layer="layout" svg:x1="5.699cm" svg:y1="18.526cm" svg:x2="7.604cm" svg:y2="18.526cm">
          <text:p/>
        </draw:line>
        <draw:custom-shape draw:style-name="gr5" draw:text-style-name="P3" draw:layer="layout" svg:width="4.445cm" svg:height="0.762cm" svg:x="1.254cm" svg:y="21.454cm">
          <text:p text:style-name="P3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8cm" svg:y1="19.08cm" svg:x2="5.318cm" svg:y2="21.701cm">
          <text:p/>
        </draw:line>
        <draw:custom-shape draw:style-name="gr3" draw:text-style-name="P1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45cm" svg:height="0.762cm" svg:x="1.254cm" svg:y="24.629cm">
          <text:p text:style-name="P3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8cm" svg:y1="22.18cm" svg:x2="5.318cm" svg:y2="24.801cm">
          <text:p/>
        </draw:line>
        <draw:custom-shape draw:style-name="gr15" draw:text-style-name="P5" draw:layer="layout" svg:width="5.08cm" svg:height="2.54cm" svg:x="7.299cm" svg:y="20.05cm">
          <text:p text:style-name="P5"><text:span text:style-name="T4">Docker container:</text:span></text:p>
          <text:p text:style-name="P5"><text:span text:style-name="T4">senzing/redoer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445cm" svg:height="0.762cm" svg:x="7.611cm" svg:y="21.343cm">
          <text:p text:style-name="P6"><text:span text:style-name="T5">redoer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7.731cm" svg:y1="21.703cm" svg:x2="5.572cm" svg:y2="18.9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13T17:08:09.745175916</meta:creation-date>
    <dc:date>2022-06-07T09:34:53</dc:date>
    <meta:editing-duration>PT56M31S</meta:editing-duration>
    <meta:editing-cycles>23</meta:editing-cycles>
    <meta:generator>OpenOffice/4.1.12$Unix OpenOffice.org_project/4112m1$Build-9809</meta:generator>
    <dc:creator>noR nnyL</dc:creator>
    <meta:document-statistic meta:object-count="32"/>
  </office:meta>
</office:document-meta>
</file>